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  <style:font-face style:name="arial,sans-serif" svg:font-family="arial,sans-serif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28.5pt"/>
    </style:style>
    <style:style style:name="co3" style:family="table-column">
      <style:table-column-properties fo:break-before="auto" style:column-width="39.75pt"/>
    </style:style>
    <style:style style:name="co4" style:family="table-column">
      <style:table-column-properties fo:break-before="auto" style:column-width="48.0pt"/>
    </style:style>
    <style:style style:name="co5" style:family="table-column">
      <style:table-column-properties fo:break-before="auto" style:column-width="57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6pt"/>
    </style:style>
    <style:style style:name="ro4" style:family="table-row">
      <style:table-row-properties fo:break-before="auto" style:row-height="19pt"/>
    </style:style>
    <style:style style:name="ce21" style:family="table-cell">
      <style:text-properties style:font-name="Trebuchet MS" style:font-name-asian="Trebuchet MS" fo:font-family="Trebuchet MS" style:font-family-asian="Trebuchet MS" fo:font-size="18pt" style:font-size-asian="1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fo:background-color="#E4E8F3"/>
      <style:paragraph-properties fo:text-align="start"/>
    </style:style>
    <style:style style:name="ce22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4" style:family="table-cell">
      <style:text-properties style:font-name="Trebuchet MS" style:font-name-asian="Trebuchet MS" fo:font-family="Trebuchet MS" style:font-family-asian="Trebuchet MS" fo:font-size="9pt" style:font-size-asian="9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25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0.035cm solid #000000" style:diagonal-bl-tr="none" style:diagonal-tl-br="none" style:vertical-align="bottom"/>
    </style:style>
    <style:style style:name="ce26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27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0.035cm solid #000000" fo:border-bottom="none" style:diagonal-bl-tr="none" style:diagonal-tl-br="none"/>
      <style:paragraph-properties fo:text-align="end"/>
    </style:style>
    <style:style style:name="ce28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E4E8F3"/>
    </style:style>
    <style:style style:name="ce29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0.035cm solid #000000" fo:border-top="none" fo:border-right="none" fo:border-bottom="none" style:diagonal-bl-tr="none" style:diagonal-tl-br="none" style:vertical-align="bottom"/>
    </style:style>
    <style:style style:name="ce30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</style:style>
    <style:style style:name="ce31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FFFF"/>
      <style:table-cell-properties style:vertical-align="bottom"/>
    </style:style>
    <style:style style:name="ce32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style:vertical-align="bottom"/>
      <style:paragraph-properties fo:text-align="end"/>
    </style:style>
    <style:style style:name="ce33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ackground-color="#F4F4F4"/>
      <style:paragraph-properties fo:text-align="end"/>
    </style:style>
    <style:style style:name="ce34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fo:background-color="#F4F4F4"/>
      <style:paragraph-properties fo:text-align="end"/>
    </style:style>
    <style:style style:name="ce35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ackground-color="#F4F4F4"/>
      <style:paragraph-properties fo:text-align="end"/>
    </style:style>
    <style:style style:name="ce36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</style:style>
    <style:style style:name="ce37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fo:background-color="#F4F4F4"/>
      <style:paragraph-properties fo:text-align="end"/>
    </style:style>
    <style:style style:name="ce38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fo:background-color="#F4F4F4"/>
      <style:paragraph-properties fo:text-align="end"/>
    </style:style>
    <style:style style:name="ce39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0.035cm solid #000000" fo:border-right="none" fo:border-bottom="0.035cm solid #000000" style:diagonal-bl-tr="none" style:diagonal-tl-br="none" fo:background-color="#F4F4F4"/>
      <style:paragraph-properties fo:text-align="end"/>
    </style:style>
    <style:style style:name="ce40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0.035cm solid #000000" style:diagonal-bl-tr="none" style:diagonal-tl-br="none" fo:background-color="#F4F4F4"/>
      <style:paragraph-properties fo:text-align="end"/>
    </style:style>
    <style:style style:name="ce41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fo:background-color="#F4F4F4"/>
      <style:paragraph-properties fo:text-align="end"/>
    </style:style>
    <style:style style:name="ce42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</style:style>
    <style:style style:name="ce43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/>
    </style:style>
    <style:style style:name="ce44" style:family="table-cell">
      <style:text-properties style:font-name="Trebuchet MS" style:font-name-asian="Trebuchet MS" fo:font-family="Trebuchet MS" style:font-family-asian="Trebuchet MS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/>
      <style:paragraph-properties fo:text-align="center"/>
    </style:style>
    <style:style style:name="ce45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/>
      <style:paragraph-properties fo:text-align="end"/>
    </style:style>
    <style:style style:name="ce46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0.035cm solid #000000" style:diagonal-bl-tr="none" style:diagonal-tl-br="none" style:vertical-align="bottom"/>
    </style:style>
    <style:style style:name="ce47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fo:border-left="none" fo:border-top="0.035cm solid #000000" fo:border-right="none" fo:border-bottom="0.035cm solid #000000" style:diagonal-bl-tr="none" style:diagonal-tl-br="none" style:vertical-align="bottom" fo:background-color="#006500"/>
    </style:style>
    <style:style style:name="ce48" style:family="table-cell" style:data-style-name="N165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FFFF"/>
      <style:table-cell-properties fo:border-left="none" fo:border-top="0.035cm solid #000000" fo:border-right="none" fo:border-bottom="0.035cm solid #000000" style:diagonal-bl-tr="none" style:diagonal-tl-br="none" style:vertical-align="bottom" fo:background-color="#006500"/>
      <style:paragraph-properties fo:text-align="center"/>
    </style:style>
    <style:style style:name="ce49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0.035cm solid #000000" fo:border-bottom="none" style:diagonal-bl-tr="none" style:diagonal-tl-br="none" style:vertical-align="bottom"/>
    </style:style>
    <style:style style:name="ce50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0.035cm solid #000000" fo:border-top="0.035cm solid #000000" fo:border-right="none" fo:border-bottom="none" style:diagonal-bl-tr="none" style:diagonal-tl-br="none" style:vertical-align="bottom"/>
    </style:style>
    <style:style style:name="ce51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52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0.035cm solid #000000" fo:border-bottom="none" style:diagonal-bl-tr="none" style:diagonal-tl-br="none" style:vertical-align="bottom"/>
    </style:style>
    <style:style style:name="ce53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0.035cm solid #000000" fo:border-top="none" fo:border-right="none" fo:border-bottom="none" style:diagonal-bl-tr="none" style:diagonal-tl-br="none" style:vertical-align="bottom"/>
    </style:style>
    <style:style style:name="ce54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0.035cm solid #000000" fo:border-bottom="0.035cm solid #000000" style:diagonal-bl-tr="none" style:diagonal-tl-br="none" style:vertical-align="bottom"/>
    </style:style>
    <style:style style:name="ce55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0.035cm solid #000000" fo:border-top="none" fo:border-right="none" fo:border-bottom="0.035cm solid #000000" style:diagonal-bl-tr="none" style:diagonal-tl-br="none" style:vertical-align="bottom"/>
    </style:style>
    <style:style style:name="ce56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/>
    </style:style>
    <style:style style:name="ce57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 fo:background-color="#D6F4D9"/>
      <style:paragraph-properties fo:text-align="end"/>
    </style:style>
    <style:style style:name="ce58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 fo:background-color="#D6F4D9"/>
    </style:style>
    <style:style style:name="ce59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/>
    </style:style>
    <style:style style:name="ce60" style:family="table-cell">
      <style:text-properties style:font-name="Trebuchet MS" style:font-name-asian="Trebuchet MS" fo:font-family="Trebuchet MS" style:font-family-asian="Trebuchet MS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fo:border-left="none" fo:border-top="0.035cm solid #000000" fo:border-right="none" fo:border-bottom="0.035cm solid #000000" style:diagonal-bl-tr="none" style:diagonal-tl-br="none" style:vertical-align="bottom" fo:background-color="#3B4E87"/>
    </style:style>
    <style:style style:name="ce61" style:family="table-cell" style:data-style-name="N165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FFFF"/>
      <style:table-cell-properties fo:border-left="none" fo:border-top="0.035cm solid #000000" fo:border-right="none" fo:border-bottom="0.035cm solid #000000" style:diagonal-bl-tr="none" style:diagonal-tl-br="none" style:vertical-align="bottom" fo:background-color="#3B4E87"/>
      <style:paragraph-properties fo:text-align="center"/>
    </style:style>
    <style:style style:name="ce62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 fo:background-color="#F4F4F4"/>
      <style:paragraph-properties fo:text-align="end"/>
    </style:style>
    <style:style style:name="ce63" style:family="table-cell" style:data-style-name="N3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 fo:background-color="#F4F4F4"/>
    </style:style>
    <style:style style:name="ce64" style:family="table-cell" style:data-style-name="N166">
      <style:text-properties style:font-name="arial,sans-serif" style:font-name-asian="arial,sans-serif" fo:font-family="arial,sans-serif" style:font-family-asian="arial,sans-serif" fo:font-size="14pt" style:font-size-asian="1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fo:border-left="none" fo:border-top="none" fo:border-right="none" fo:border-bottom="0.035cm solid #000000" style:diagonal-bl-tr="none" style:diagonal-tl-br="none" style:vertical-align="bottom" fo:background-color="#F4F4F4"/>
      <style:paragraph-properties fo:text-align="start"/>
    </style:style>
    <style:style style:name="ce6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6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</style:style>
    <style:style style:name="ce6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 fo:wrap-option="wrap"/>
    </style:style>
    <style:style style:name="ce68" style:family="table-cell">
      <style:text-properties style:font-name="Trebuchet MS" style:font-name-asian="Trebuchet MS" fo:font-family="Trebuchet MS" style:font-family-asian="Trebuchet MS" fo:font-size="9pt" style:font-size-asian="9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  <style:paragraph-properties fo:text-align="start"/>
    </style:style>
    <style:style style:name="ce69" style:family="table-cell">
      <style:text-properties style:font-name="Arial" style:font-name-asian="Arial" fo:font-family="Arial" style:font-family-asian="Arial" fo:font-size="9pt" style:font-size-asian="9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 fo:wrap-option="wrap"/>
    </style:style>
    <style:style style:name="ce70" style:family="table-cell">
      <style:text-properties style:font-name="Trebuchet MS" style:font-name-asian="Trebuchet MS" fo:font-family="Trebuchet MS" style:font-family-asian="Trebuchet MS" fo:font-size="9pt" style:font-size-asian="9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</style:style>
    <style:style style:name="ce71" style:family="table-cell">
      <style:text-properties style:font-name="Trebuchet MS" style:font-name-asian="Trebuchet MS" fo:font-family="Trebuchet MS" style:font-family-asian="Trebuchet MS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10000"/>
      <style:table-cell-properties style:vertical-align="bottom"/>
      <style:paragraph-properties fo:text-align="start"/>
    </style:style>
    <style:style style:name="ce72" style:family="table-cell">
      <style:text-properties style:font-name="arial,sans-serif" style:font-name-asian="arial,sans-serif" fo:font-family="arial,sans-serif" style:font-family-asian="arial,sans-serif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10000"/>
      <style:table-cell-properties style:vertical-align="bottom"/>
      <style:paragraph-properties fo:text-align="start"/>
    </style:style>
  </office:automatic-styles>
  <office:body>
    <office:spreadsheet>
      <table:table table:name="Budget" table:style-name="ta0">
        <table:table-column table:style-name="co1" table:default-cell-style-name="Default"/>
        <table:table-column table:style-name="co2" table:default-cell-style-name="Default" table:number-columns-repeated="12"/>
        <table:table-column table:style-name="co3" table:default-cell-style-name="Default" table:number-columns-repeated="2"/>
        <table:table-column table:style-name="co4" table:default-cell-style-name="Default"/>
        <table:table-column table:style-name="co0" table:default-cell-style-name="Default" table:number-columns-repeated="1008"/>
        <table:table-row table:style-name="ro1">
          <table:table-cell table:style-name="ce21" table:number-columns-spanned="7" table:number-rows-spanned="1" office:value-type="string">
            <text:p>Family Budget Planner</text:p>
          </table:table-cell>
          <table:covered-table-cell table:number-columns-repeated="6" table:style-name="ce22"/>
          <table:table-cell table:number-columns-repeated="8" table:style-name="ce21"/>
          <table:table-cell table:style-name="ce23"/>
          <table:table-cell table:number-columns-repeated="1008"/>
        </table:table-row>
        <table:table-row table:style-name="ro2">
          <table:table-cell table:style-name="ce24" table:formula="of:=HYPERLINK(&quot;http://www.vertex42.com/Help/google-docs.html&quot;;&quot;Help&quot;)"/>
          <table:table-cell table:style-name="ce25"/>
          <table:table-cell table:number-columns-repeated="13" table:style-name="ce26"/>
          <table:table-cell table:style-name="ce23"/>
          <table:table-cell table:number-columns-repeated="1008"/>
        </table:table-row>
        <table:table-row table:style-name="ro2">
          <table:table-cell table:style-name="ce27" office:value-type="string">
            <text:p>Starting Balance</text:p>
          </table:table-cell>
          <table:table-cell table:style-name="ce28" office:value-type="float" office:value="1500.0">
            <text:p>1,500</text:p>
          </table:table-cell>
          <table:table-cell table:style-name="ce29"/>
          <table:table-cell table:number-columns-repeated="9" table:style-name="ce30"/>
          <table:table-cell table:style-name="ce31" office:value-type="string">
            <text:p>[42]</text:p>
          </table:table-cell>
          <table:table-cell table:style-name="ce32" office:value-type="string">
            <text:p>Total</text:p>
          </table:table-cell>
          <table:table-cell table:style-name="ce32" office:value-type="string">
            <text:p>Ave</text:p>
          </table:table-cell>
          <table:table-cell table:style-name="ce23"/>
          <table:table-cell table:number-columns-repeated="1008"/>
        </table:table-row>
        <table:table-row table:style-name="ro2">
          <table:table-cell table:style-name="ce33" office:value-type="string">
            <text:p>Total Income</text:p>
          </table:table-cell>
          <table:table-cell table:style-name="ce34" table:formula="of:=[.B21]"/>
          <table:table-cell table:style-name="ce35" table:formula="of:=[.C21]"/>
          <table:table-cell table:style-name="ce35" table:formula="of:=[.D21]"/>
          <table:table-cell table:style-name="ce35" table:formula="of:=[.E21]"/>
          <table:table-cell table:style-name="ce35" table:formula="of:=[.F21]"/>
          <table:table-cell table:style-name="ce35" table:formula="of:=[.G21]"/>
          <table:table-cell table:style-name="ce35" table:formula="of:=[.H21]"/>
          <table:table-cell table:style-name="ce35" table:formula="of:=[.I21]"/>
          <table:table-cell table:style-name="ce35" table:formula="of:=[.J21]"/>
          <table:table-cell table:style-name="ce35" table:formula="of:=[.K21]"/>
          <table:table-cell table:style-name="ce35" table:formula="of:=[.L21]"/>
          <table:table-cell table:style-name="ce35" table:formula="of:=[.M21]"/>
          <table:table-cell table:style-name="ce36" table:formula="of:=SUM([.B4:.M4])"/>
          <table:table-cell table:style-name="ce36" table:formula="of:=[.N4]/12.0"/>
          <table:table-cell table:style-name="ce23"/>
          <table:table-cell table:number-columns-repeated="1008"/>
        </table:table-row>
        <table:table-row table:style-name="ro2">
          <table:table-cell table:style-name="ce37" office:value-type="string">
            <text:p>Total Expenses</text:p>
          </table:table-cell>
          <table:table-cell table:style-name="ce38" table:formula="of:=(((((((((((((([.B37]+[.B50])+[.B61])+[.B70])+[.B78])+[.B86])+[.B93])+[.B100])+[.B109])+[.B122])+[.B129])+[.B145])+[.B152])+[.B160])+[.B169])+[.B177]"/>
          <table:table-cell table:style-name="ce38" table:formula="of:=(((((((((((((([.C37]+[.C50])+[.C61])+[.C70])+[.C78])+[.C86])+[.C93])+[.C100])+[.C109])+[.C122])+[.C129])+[.C145])+[.C152])+[.C160])+[.C169])+[.C177]"/>
          <table:table-cell table:style-name="ce38" table:formula="of:=(((((((((((((([.D37]+[.D50])+[.D61])+[.D70])+[.D78])+[.D86])+[.D93])+[.D100])+[.D109])+[.D122])+[.D129])+[.D145])+[.D152])+[.D160])+[.D169])+[.D177]"/>
          <table:table-cell table:style-name="ce38" table:formula="of:=(((((((((((((([.E37]+[.E50])+[.E61])+[.E70])+[.E78])+[.E86])+[.E93])+[.E100])+[.E109])+[.E122])+[.E129])+[.E145])+[.E152])+[.E160])+[.E169])+[.E177]"/>
          <table:table-cell table:style-name="ce38" table:formula="of:=(((((((((((((([.F37]+[.F50])+[.F61])+[.F70])+[.F78])+[.F86])+[.F93])+[.F100])+[.F109])+[.F122])+[.F129])+[.F145])+[.F152])+[.F160])+[.F169])+[.F177]"/>
          <table:table-cell table:style-name="ce38" table:formula="of:=(((((((((((((([.G37]+[.G50])+[.G61])+[.G70])+[.G78])+[.G86])+[.G93])+[.G100])+[.G109])+[.G122])+[.G129])+[.G145])+[.G152])+[.G160])+[.G169])+[.G177]"/>
          <table:table-cell table:style-name="ce38" table:formula="of:=(((((((((((((([.H37]+[.H50])+[.H61])+[.H70])+[.H78])+[.H86])+[.H93])+[.H100])+[.H109])+[.H122])+[.H129])+[.H145])+[.H152])+[.H160])+[.H169])+[.H177]"/>
          <table:table-cell table:style-name="ce38" table:formula="of:=(((((((((((((([.I37]+[.I50])+[.I61])+[.I70])+[.I78])+[.I86])+[.I93])+[.I100])+[.I109])+[.I122])+[.I129])+[.I145])+[.I152])+[.I160])+[.I169])+[.I177]"/>
          <table:table-cell table:style-name="ce38" table:formula="of:=(((((((((((((([.J37]+[.J50])+[.J61])+[.J70])+[.J78])+[.J86])+[.J93])+[.J100])+[.J109])+[.J122])+[.J129])+[.J145])+[.J152])+[.J160])+[.J169])+[.J177]"/>
          <table:table-cell table:style-name="ce38" table:formula="of:=(((((((((((((([.K37]+[.K50])+[.K61])+[.K70])+[.K78])+[.K86])+[.K93])+[.K100])+[.K109])+[.K122])+[.K129])+[.K145])+[.K152])+[.K160])+[.K169])+[.K177]"/>
          <table:table-cell table:style-name="ce38" table:formula="of:=(((((((((((((([.L37]+[.L50])+[.L61])+[.L70])+[.L78])+[.L86])+[.L93])+[.L100])+[.L109])+[.L122])+[.L129])+[.L145])+[.L152])+[.L160])+[.L169])+[.L177]"/>
          <table:table-cell table:style-name="ce38" table:formula="of:=(((((((((((((([.M37]+[.M50])+[.M61])+[.M70])+[.M78])+[.M86])+[.M93])+[.M100])+[.M109])+[.M122])+[.M129])+[.M145])+[.M152])+[.M160])+[.M169])+[.M177]"/>
          <table:table-cell table:style-name="ce36" table:formula="of:=SUM([.B5:.M5])"/>
          <table:table-cell table:style-name="ce36" table:formula="of:=[.N5]/12.0"/>
          <table:table-cell table:style-name="ce23"/>
          <table:table-cell table:number-columns-repeated="1008"/>
        </table:table-row>
        <table:table-row table:style-name="ro2">
          <table:table-cell table:style-name="ce39" office:value-type="string">
            <text:p>NET (Income - Expenses)</text:p>
          </table:table-cell>
          <table:table-cell table:style-name="ce40" table:formula="of:=[.B4]-[.B5]"/>
          <table:table-cell table:style-name="ce40" table:formula="of:=[.C4]-[.C5]"/>
          <table:table-cell table:style-name="ce40" table:formula="of:=[.D4]-[.D5]"/>
          <table:table-cell table:style-name="ce40" table:formula="of:=[.E4]-[.E5]"/>
          <table:table-cell table:style-name="ce40" table:formula="of:=[.F4]-[.F5]"/>
          <table:table-cell table:style-name="ce40" table:formula="of:=[.G4]-[.G5]"/>
          <table:table-cell table:style-name="ce40" table:formula="of:=[.H4]-[.H5]"/>
          <table:table-cell table:style-name="ce40" table:formula="of:=[.I4]-[.I5]"/>
          <table:table-cell table:style-name="ce40" table:formula="of:=[.J4]-[.J5]"/>
          <table:table-cell table:style-name="ce40" table:formula="of:=[.K4]-[.K5]"/>
          <table:table-cell table:style-name="ce40" table:formula="of:=[.L4]-[.L5]"/>
          <table:table-cell table:style-name="ce40" table:formula="of:=[.M4]-[.M5]"/>
          <table:table-cell table:style-name="ce36" table:formula="of:=SUM([.B6:.M6])"/>
          <table:table-cell table:style-name="ce36" table:formula="of:=[.N6]/12.0"/>
          <table:table-cell table:style-name="ce23"/>
          <table:table-cell table:number-columns-repeated="1008"/>
        </table:table-row>
        <table:table-row table:style-name="ro2">
          <table:table-cell table:style-name="ce41" office:value-type="string">
            <text:p>Projected End Balance</text:p>
          </table:table-cell>
          <table:table-cell table:style-name="ce34" table:formula="of:=([.B4]-[.B5])+[.B3]"/>
          <table:table-cell table:style-name="ce34" table:formula="of:=([.B7]+[.C4])-[.C5]"/>
          <table:table-cell table:style-name="ce34" table:formula="of:=([.C7]+[.D4])-[.D5]"/>
          <table:table-cell table:style-name="ce34" table:formula="of:=([.D7]+[.E4])-[.E5]"/>
          <table:table-cell table:style-name="ce34" table:formula="of:=([.E7]+[.F4])-[.F5]"/>
          <table:table-cell table:style-name="ce34" table:formula="of:=([.F7]+[.G4])-[.G5]"/>
          <table:table-cell table:style-name="ce34" table:formula="of:=([.G7]+[.H4])-[.H5]"/>
          <table:table-cell table:style-name="ce34" table:formula="of:=([.H7]+[.I4])-[.I5]"/>
          <table:table-cell table:style-name="ce34" table:formula="of:=([.I7]+[.J4])-[.J5]"/>
          <table:table-cell table:style-name="ce34" table:formula="of:=([.J7]+[.K4])-[.K5]"/>
          <table:table-cell table:style-name="ce34" table:formula="of:=([.K7]+[.L4])-[.L5]"/>
          <table:table-cell table:style-name="ce34" table:formula="of:=([.L7]+[.M4])-[.M5]"/>
          <table:table-cell table:number-columns-repeated="2" table:style-name="ce42"/>
          <table:table-cell table:style-name="ce23"/>
          <table:table-cell table:number-columns-repeated="1008"/>
        </table:table-row>
        <table:table-row table:style-name="ro2">
          <table:table-cell table:style-name="ce42"/>
          <table:table-cell table:number-columns-repeated="13" table:style-name="ce30"/>
          <table:table-cell table:style-name="ce32" office:value-type="string">
            <text:p>Monthly</text:p>
          </table:table-cell>
          <table:table-cell table:style-name="ce23"/>
          <table:table-cell table:number-columns-repeated="1008"/>
        </table:table-row>
        <table:table-row table:style-name="ro3">
          <table:table-cell table:style-name="ce43"/>
          <table:table-cell table:style-name="ce44" office:value-type="string">
            <text:p>JAN</text:p>
          </table:table-cell>
          <table:table-cell table:style-name="ce44" office:value-type="string">
            <text:p>FEB</text:p>
          </table:table-cell>
          <table:table-cell table:style-name="ce44" office:value-type="string">
            <text:p>MAR</text:p>
          </table:table-cell>
          <table:table-cell table:style-name="ce44" office:value-type="string">
            <text:p>APR</text:p>
          </table:table-cell>
          <table:table-cell table:style-name="ce44" office:value-type="string">
            <text:p>MAY</text:p>
          </table:table-cell>
          <table:table-cell table:style-name="ce44" office:value-type="string">
            <text:p>JUN</text:p>
          </table:table-cell>
          <table:table-cell table:style-name="ce44" office:value-type="string">
            <text:p>JUL</text:p>
          </table:table-cell>
          <table:table-cell table:style-name="ce44" office:value-type="string">
            <text:p>AUG</text:p>
          </table:table-cell>
          <table:table-cell table:style-name="ce44" office:value-type="string">
            <text:p>SEP</text:p>
          </table:table-cell>
          <table:table-cell table:style-name="ce44" office:value-type="string">
            <text:p>OCT</text:p>
          </table:table-cell>
          <table:table-cell table:style-name="ce44" office:value-type="string">
            <text:p>NOV</text:p>
          </table:table-cell>
          <table:table-cell table:style-name="ce44" office:value-type="string">
            <text:p>DEC</text:p>
          </table:table-cell>
          <table:table-cell table:style-name="ce45" office:value-type="string">
            <text:p>Total</text:p>
          </table:table-cell>
          <table:table-cell table:style-name="ce45" office:value-type="string">
            <text:p>Average</text:p>
          </table:table-cell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46"/>
          <table:table-cell table:style-name="ce23"/>
          <table:table-cell table:number-columns-repeated="1008"/>
        </table:table-row>
        <table:table-row table:style-name="ro2">
          <table:table-cell table:style-name="ce47" office:value-type="string">
            <text:p>INCOME</text:p>
          </table:table-cell>
          <table:table-cell table:number-columns-repeated="14" table:style-name="ce48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Wages &amp; Tips</text:p>
          </table:table-cell>
          <table:table-cell table:style-name="ce28" office:value-type="float" office:value="1000.0">
            <text:p>1,000</text:p>
          </table:table-cell>
          <table:table-cell table:number-columns-repeated="11" table:style-name="ce28"/>
          <table:table-cell table:style-name="ce50" table:formula="of:=SUM([.B12:.M12])"/>
          <table:table-cell table:style-name="ce51" table:formula="of:=[.N1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Interest Income</text:p>
          </table:table-cell>
          <table:table-cell table:number-columns-repeated="12" table:style-name="ce28"/>
          <table:table-cell table:style-name="ce53" table:formula="of:=SUM([.B13:.M13])"/>
          <table:table-cell table:style-name="ce36" table:formula="of:=[.N1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ividends</text:p>
          </table:table-cell>
          <table:table-cell table:number-columns-repeated="12" table:style-name="ce28"/>
          <table:table-cell table:style-name="ce53" table:formula="of:=SUM([.B14:.M14])"/>
          <table:table-cell table:style-name="ce36" table:formula="of:=[.N1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Gifts Received</text:p>
          </table:table-cell>
          <table:table-cell table:style-name="ce28" office:value-type="float" office:value="5000.0">
            <text:p>5,000</text:p>
          </table:table-cell>
          <table:table-cell table:number-columns-repeated="11" table:style-name="ce28"/>
          <table:table-cell table:style-name="ce53" table:formula="of:=SUM([.B15:.M15])"/>
          <table:table-cell table:style-name="ce36" table:formula="of:=[.N1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funds/Reinbursements</text:p>
          </table:table-cell>
          <table:table-cell table:style-name="ce28" office:value-type="float" office:value="100.0">
            <text:p>100</text:p>
          </table:table-cell>
          <table:table-cell table:number-columns-repeated="11" table:style-name="ce28"/>
          <table:table-cell table:style-name="ce53" table:formula="of:=SUM([.B16:.M16])"/>
          <table:table-cell table:style-name="ce36" table:formula="of:=[.N1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Transfer From Savings</text:p>
          </table:table-cell>
          <table:table-cell table:number-columns-repeated="12" table:style-name="ce28"/>
          <table:table-cell table:style-name="ce53" table:formula="of:=SUM([.B17:.M17])"/>
          <table:table-cell table:style-name="ce36" table:formula="of:=[.N1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</text:p>
          </table:table-cell>
          <table:table-cell table:number-columns-repeated="12" table:style-name="ce28"/>
          <table:table-cell table:style-name="ce53" table:formula="of:=SUM([.B18:.M18])"/>
          <table:table-cell table:style-name="ce36" table:formula="of:=[.N1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</text:p>
          </table:table-cell>
          <table:table-cell table:number-columns-repeated="12" table:style-name="ce28"/>
          <table:table-cell table:style-name="ce53" table:formula="of:=SUM([.B19:.M19])"/>
          <table:table-cell table:style-name="ce36" table:formula="of:=[.N19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20:.M20])"/>
          <table:table-cell table:style-name="ce56" table:formula="of:=[.N20]/12.0"/>
          <table:table-cell table:style-name="ce23"/>
          <table:table-cell table:number-columns-repeated="1008"/>
        </table:table-row>
        <table:table-row table:style-name="ro2">
          <table:table-cell table:style-name="ce57" table:formula="of:=&quot;Total &quot;&amp;[.A11]"/>
          <table:table-cell table:style-name="ce58" table:formula="of:=SUM([.B12:.B20])"/>
          <table:table-cell table:style-name="ce58" table:formula="of:=SUM([.C12:.C20])"/>
          <table:table-cell table:style-name="ce58" table:formula="of:=SUM([.D12:.D20])"/>
          <table:table-cell table:style-name="ce58" table:formula="of:=SUM([.E12:.E20])"/>
          <table:table-cell table:style-name="ce58" table:formula="of:=SUM([.F12:.F20])"/>
          <table:table-cell table:style-name="ce58" table:formula="of:=SUM([.G12:.G20])"/>
          <table:table-cell table:style-name="ce58" table:formula="of:=SUM([.H12:.H20])"/>
          <table:table-cell table:style-name="ce58" table:formula="of:=SUM([.I12:.I20])"/>
          <table:table-cell table:style-name="ce58" table:formula="of:=SUM([.J12:.J20])"/>
          <table:table-cell table:style-name="ce58" table:formula="of:=SUM([.K12:.K20])"/>
          <table:table-cell table:style-name="ce58" table:formula="of:=SUM([.L12:.L20])"/>
          <table:table-cell table:style-name="ce58" table:formula="of:=SUM([.M12:.M20])"/>
          <table:table-cell table:style-name="ce58" table:formula="of:=SUM([.B21:.M21])"/>
          <table:table-cell table:style-name="ce58" table:formula="of:=[.N21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HOME EXPENSE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Mortgage/Rent</text:p>
          </table:table-cell>
          <table:table-cell table:style-name="ce28" office:value-type="float" office:value="800.0">
            <text:p>800</text:p>
          </table:table-cell>
          <table:table-cell table:number-columns-repeated="11" table:style-name="ce28"/>
          <table:table-cell table:style-name="ce50" table:formula="of:=SUM([.B24:.M24])"/>
          <table:table-cell table:style-name="ce51" table:formula="of:=[.N2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Electricity</text:p>
          </table:table-cell>
          <table:table-cell table:number-columns-repeated="12" table:style-name="ce28"/>
          <table:table-cell table:style-name="ce53" table:formula="of:=SUM([.B25:.M25])"/>
          <table:table-cell table:style-name="ce36" table:formula="of:=[.N2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Gas/Oil</text:p>
          </table:table-cell>
          <table:table-cell table:number-columns-repeated="12" table:style-name="ce28"/>
          <table:table-cell table:style-name="ce53" table:formula="of:=SUM([.B26:.M26])"/>
          <table:table-cell table:style-name="ce36" table:formula="of:=[.N2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Water/Sewer/Trash</text:p>
          </table:table-cell>
          <table:table-cell table:number-columns-repeated="12" table:style-name="ce28"/>
          <table:table-cell table:style-name="ce53" table:formula="of:=SUM([.B27:.M27])"/>
          <table:table-cell table:style-name="ce36" table:formula="of:=[.N2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Phone</text:p>
          </table:table-cell>
          <table:table-cell table:number-columns-repeated="12" table:style-name="ce28"/>
          <table:table-cell table:style-name="ce53" table:formula="of:=SUM([.B28:.M28])"/>
          <table:table-cell table:style-name="ce36" table:formula="of:=[.N2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able/Satellite</text:p>
          </table:table-cell>
          <table:table-cell table:number-columns-repeated="12" table:style-name="ce28"/>
          <table:table-cell table:style-name="ce53" table:formula="of:=SUM([.B29:.M29])"/>
          <table:table-cell table:style-name="ce36" table:formula="of:=[.N29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Internet</text:p>
          </table:table-cell>
          <table:table-cell table:number-columns-repeated="12" table:style-name="ce28"/>
          <table:table-cell table:style-name="ce53" table:formula="of:=SUM([.B30:.M30])"/>
          <table:table-cell table:style-name="ce36" table:formula="of:=[.N30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Furnishings/Appliances</text:p>
          </table:table-cell>
          <table:table-cell table:number-columns-repeated="12" table:style-name="ce28"/>
          <table:table-cell table:style-name="ce53" table:formula="of:=SUM([.B31:.M31])"/>
          <table:table-cell table:style-name="ce36" table:formula="of:=[.N31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Lawn/Garden</text:p>
          </table:table-cell>
          <table:table-cell table:number-columns-repeated="12" table:style-name="ce28"/>
          <table:table-cell table:style-name="ce53" table:formula="of:=SUM([.B32:.M32])"/>
          <table:table-cell table:style-name="ce36" table:formula="of:=[.N3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Home Supplies</text:p>
          </table:table-cell>
          <table:table-cell table:number-columns-repeated="12" table:style-name="ce28"/>
          <table:table-cell table:style-name="ce53" table:formula="of:=SUM([.B33:.M33])"/>
          <table:table-cell table:style-name="ce36" table:formula="of:=[.N3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aintenance</text:p>
          </table:table-cell>
          <table:table-cell table:number-columns-repeated="12" table:style-name="ce28"/>
          <table:table-cell table:style-name="ce53" table:formula="of:=SUM([.B34:.M34])"/>
          <table:table-cell table:style-name="ce36" table:formula="of:=[.N3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Improvements</text:p>
          </table:table-cell>
          <table:table-cell table:number-columns-repeated="12" table:style-name="ce28"/>
          <table:table-cell table:style-name="ce53" table:formula="of:=SUM([.B35:.M35])"/>
          <table:table-cell table:style-name="ce36" table:formula="of:=[.N35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36:.M36])"/>
          <table:table-cell table:style-name="ce56" table:formula="of:=[.N36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23]"/>
          <table:table-cell table:style-name="ce63" table:formula="of:=SUM([.B24:.B36])"/>
          <table:table-cell table:style-name="ce63" table:formula="of:=SUM([.C24:.C36])"/>
          <table:table-cell table:style-name="ce63" table:formula="of:=SUM([.D24:.D36])"/>
          <table:table-cell table:style-name="ce63" table:formula="of:=SUM([.E24:.E36])"/>
          <table:table-cell table:style-name="ce63" table:formula="of:=SUM([.F24:.F36])"/>
          <table:table-cell table:style-name="ce63" table:formula="of:=SUM([.G24:.G36])"/>
          <table:table-cell table:style-name="ce63" table:formula="of:=SUM([.H24:.H36])"/>
          <table:table-cell table:style-name="ce63" table:formula="of:=SUM([.I24:.I36])"/>
          <table:table-cell table:style-name="ce63" table:formula="of:=SUM([.J24:.J36])"/>
          <table:table-cell table:style-name="ce63" table:formula="of:=SUM([.K24:.K36])"/>
          <table:table-cell table:style-name="ce63" table:formula="of:=SUM([.L24:.L36])"/>
          <table:table-cell table:style-name="ce63" table:formula="of:=SUM([.M24:.M36])"/>
          <table:table-cell table:style-name="ce63" table:formula="of:=SUM([.B37:.M37])"/>
          <table:table-cell table:style-name="ce63" table:formula="of:=[.N37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DAILY LIVING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Groceries</text:p>
          </table:table-cell>
          <table:table-cell table:number-columns-repeated="12" table:style-name="ce28"/>
          <table:table-cell table:style-name="ce50" table:formula="of:=SUM([.B40:.M40])"/>
          <table:table-cell table:style-name="ce51" table:formula="of:=[.N40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Personal Supplies</text:p>
          </table:table-cell>
          <table:table-cell table:number-columns-repeated="12" table:style-name="ce28"/>
          <table:table-cell table:style-name="ce53" table:formula="of:=SUM([.B41:.M41])"/>
          <table:table-cell table:style-name="ce36" table:formula="of:=[.N41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lothing</text:p>
          </table:table-cell>
          <table:table-cell table:number-columns-repeated="12" table:style-name="ce28"/>
          <table:table-cell table:style-name="ce53" table:formula="of:=SUM([.B42:.M42])"/>
          <table:table-cell table:style-name="ce36" table:formula="of:=[.N4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leaning Services</text:p>
          </table:table-cell>
          <table:table-cell table:number-columns-repeated="12" table:style-name="ce28"/>
          <table:table-cell table:style-name="ce53" table:formula="of:=SUM([.B43:.M43])"/>
          <table:table-cell table:style-name="ce36" table:formula="of:=[.N4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ining/Eating Out</text:p>
          </table:table-cell>
          <table:table-cell table:number-columns-repeated="12" table:style-name="ce28"/>
          <table:table-cell table:style-name="ce53" table:formula="of:=SUM([.B44:.M44])"/>
          <table:table-cell table:style-name="ce36" table:formula="of:=[.N4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ry Cleaning</text:p>
          </table:table-cell>
          <table:table-cell table:number-columns-repeated="12" table:style-name="ce28"/>
          <table:table-cell table:style-name="ce53" table:formula="of:=SUM([.B45:.M45])"/>
          <table:table-cell table:style-name="ce36" table:formula="of:=[.N4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alon/Barber</text:p>
          </table:table-cell>
          <table:table-cell table:number-columns-repeated="12" table:style-name="ce28"/>
          <table:table-cell table:style-name="ce53" table:formula="of:=SUM([.B46:.M46])"/>
          <table:table-cell table:style-name="ce36" table:formula="of:=[.N4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iscretionary [Name 1]</text:p>
          </table:table-cell>
          <table:table-cell table:number-columns-repeated="12" table:style-name="ce28"/>
          <table:table-cell table:style-name="ce53" table:formula="of:=SUM([.B47:.M47])"/>
          <table:table-cell table:style-name="ce36" table:formula="of:=[.N4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iscretionary [Name 2]</text:p>
          </table:table-cell>
          <table:table-cell table:number-columns-repeated="12" table:style-name="ce28"/>
          <table:table-cell table:style-name="ce53" table:formula="of:=SUM([.B48:.M48])"/>
          <table:table-cell table:style-name="ce36" table:formula="of:=[.N48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49:.M49])"/>
          <table:table-cell table:style-name="ce56" table:formula="of:=[.N49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39]"/>
          <table:table-cell table:style-name="ce63" table:formula="of:=SUM([.B40:.B49])"/>
          <table:table-cell table:style-name="ce63" table:formula="of:=SUM([.C40:.C49])"/>
          <table:table-cell table:style-name="ce63" table:formula="of:=SUM([.D40:.D49])"/>
          <table:table-cell table:style-name="ce63" table:formula="of:=SUM([.E40:.E49])"/>
          <table:table-cell table:style-name="ce63" table:formula="of:=SUM([.F40:.F49])"/>
          <table:table-cell table:style-name="ce63" table:formula="of:=SUM([.G40:.G49])"/>
          <table:table-cell table:style-name="ce63" table:formula="of:=SUM([.H40:.H49])"/>
          <table:table-cell table:style-name="ce63" table:formula="of:=SUM([.I40:.I49])"/>
          <table:table-cell table:style-name="ce63" table:formula="of:=SUM([.J40:.J49])"/>
          <table:table-cell table:style-name="ce63" table:formula="of:=SUM([.K40:.K49])"/>
          <table:table-cell table:style-name="ce63" table:formula="of:=SUM([.L40:.L49])"/>
          <table:table-cell table:style-name="ce63" table:formula="of:=SUM([.M40:.M49])"/>
          <table:table-cell table:style-name="ce63" table:formula="of:=SUM([.B50:.M50])"/>
          <table:table-cell table:style-name="ce63" table:formula="of:=[.N50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CHILDREN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Medical</text:p>
          </table:table-cell>
          <table:table-cell table:number-columns-repeated="12" table:style-name="ce28"/>
          <table:table-cell table:style-name="ce50" table:formula="of:=SUM([.B53:.M53])"/>
          <table:table-cell table:style-name="ce51" table:formula="of:=[.N5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lothing</text:p>
          </table:table-cell>
          <table:table-cell table:number-columns-repeated="12" table:style-name="ce28"/>
          <table:table-cell table:style-name="ce53" table:formula="of:=SUM([.B54:.M54])"/>
          <table:table-cell table:style-name="ce36" table:formula="of:=[.N5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chool Tuition</text:p>
          </table:table-cell>
          <table:table-cell table:number-columns-repeated="12" table:style-name="ce28"/>
          <table:table-cell table:style-name="ce53" table:formula="of:=SUM([.B55:.M55])"/>
          <table:table-cell table:style-name="ce36" table:formula="of:=[.N5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chool Lunch</text:p>
          </table:table-cell>
          <table:table-cell table:number-columns-repeated="12" table:style-name="ce28"/>
          <table:table-cell table:style-name="ce53" table:formula="of:=SUM([.B56:.M56])"/>
          <table:table-cell table:style-name="ce36" table:formula="of:=[.N5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chool Supplies</text:p>
          </table:table-cell>
          <table:table-cell table:number-columns-repeated="12" table:style-name="ce28"/>
          <table:table-cell table:style-name="ce53" table:formula="of:=SUM([.B57:.M57])"/>
          <table:table-cell table:style-name="ce36" table:formula="of:=[.N5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Babysitting</text:p>
          </table:table-cell>
          <table:table-cell table:number-columns-repeated="12" table:style-name="ce28"/>
          <table:table-cell table:style-name="ce53" table:formula="of:=SUM([.B58:.M58])"/>
          <table:table-cell table:style-name="ce36" table:formula="of:=[.N5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Toys/Games</text:p>
          </table:table-cell>
          <table:table-cell table:number-columns-repeated="12" table:style-name="ce28"/>
          <table:table-cell table:style-name="ce53" table:formula="of:=SUM([.B59:.M59])"/>
          <table:table-cell table:style-name="ce36" table:formula="of:=[.N59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60:.M60])"/>
          <table:table-cell table:style-name="ce56" table:formula="of:=[.N60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52]"/>
          <table:table-cell table:style-name="ce63" table:formula="of:=SUM([.B53:.B60])"/>
          <table:table-cell table:style-name="ce63" table:formula="of:=SUM([.C53:.C60])"/>
          <table:table-cell table:style-name="ce63" table:formula="of:=SUM([.D53:.D60])"/>
          <table:table-cell table:style-name="ce63" table:formula="of:=SUM([.E53:.E60])"/>
          <table:table-cell table:style-name="ce63" table:formula="of:=SUM([.F53:.F60])"/>
          <table:table-cell table:style-name="ce63" table:formula="of:=SUM([.G53:.G60])"/>
          <table:table-cell table:style-name="ce63" table:formula="of:=SUM([.H53:.H60])"/>
          <table:table-cell table:style-name="ce63" table:formula="of:=SUM([.I53:.I60])"/>
          <table:table-cell table:style-name="ce63" table:formula="of:=SUM([.J53:.J60])"/>
          <table:table-cell table:style-name="ce63" table:formula="of:=SUM([.K53:.K60])"/>
          <table:table-cell table:style-name="ce63" table:formula="of:=SUM([.L53:.L60])"/>
          <table:table-cell table:style-name="ce63" table:formula="of:=SUM([.M53:.M60])"/>
          <table:table-cell table:style-name="ce63" table:formula="of:=SUM([.B61:.M61])"/>
          <table:table-cell table:style-name="ce63" table:formula="of:=[.N61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TRANSPORTATION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Vehicle Payments</text:p>
          </table:table-cell>
          <table:table-cell table:number-columns-repeated="12" table:style-name="ce28"/>
          <table:table-cell table:style-name="ce50" table:formula="of:=SUM([.B64:.M64])"/>
          <table:table-cell table:style-name="ce51" table:formula="of:=[.N6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Fuel</text:p>
          </table:table-cell>
          <table:table-cell table:number-columns-repeated="12" table:style-name="ce28"/>
          <table:table-cell table:style-name="ce53" table:formula="of:=SUM([.B65:.M65])"/>
          <table:table-cell table:style-name="ce36" table:formula="of:=[.N6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Bus/Taxi/Train Fare</text:p>
          </table:table-cell>
          <table:table-cell table:number-columns-repeated="12" table:style-name="ce28"/>
          <table:table-cell table:style-name="ce53" table:formula="of:=SUM([.B66:.M66])"/>
          <table:table-cell table:style-name="ce36" table:formula="of:=[.N6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pairs</text:p>
          </table:table-cell>
          <table:table-cell table:number-columns-repeated="12" table:style-name="ce28"/>
          <table:table-cell table:style-name="ce53" table:formula="of:=SUM([.B67:.M67])"/>
          <table:table-cell table:style-name="ce36" table:formula="of:=[.N6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gistration/License</text:p>
          </table:table-cell>
          <table:table-cell table:number-columns-repeated="12" table:style-name="ce28"/>
          <table:table-cell table:style-name="ce53" table:formula="of:=SUM([.B68:.M68])"/>
          <table:table-cell table:style-name="ce36" table:formula="of:=[.N68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69:.M69])"/>
          <table:table-cell table:style-name="ce56" table:formula="of:=[.N69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63]"/>
          <table:table-cell table:style-name="ce63" table:formula="of:=SUM([.B64:.B69])"/>
          <table:table-cell table:style-name="ce63" table:formula="of:=SUM([.C64:.C69])"/>
          <table:table-cell table:style-name="ce63" table:formula="of:=SUM([.D64:.D69])"/>
          <table:table-cell table:style-name="ce63" table:formula="of:=SUM([.E64:.E69])"/>
          <table:table-cell table:style-name="ce63" table:formula="of:=SUM([.F64:.F69])"/>
          <table:table-cell table:style-name="ce63" table:formula="of:=SUM([.G64:.G69])"/>
          <table:table-cell table:style-name="ce63" table:formula="of:=SUM([.H64:.H69])"/>
          <table:table-cell table:style-name="ce63" table:formula="of:=SUM([.I64:.I69])"/>
          <table:table-cell table:style-name="ce63" table:formula="of:=SUM([.J64:.J69])"/>
          <table:table-cell table:style-name="ce63" table:formula="of:=SUM([.K64:.K69])"/>
          <table:table-cell table:style-name="ce63" table:formula="of:=SUM([.L64:.L69])"/>
          <table:table-cell table:style-name="ce63" table:formula="of:=SUM([.M64:.M69])"/>
          <table:table-cell table:style-name="ce63" table:formula="of:=SUM([.B70:.M70])"/>
          <table:table-cell table:style-name="ce63" table:formula="of:=[.N70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HEALTH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Doctor/Dentist</text:p>
          </table:table-cell>
          <table:table-cell table:number-columns-repeated="12" table:style-name="ce28"/>
          <table:table-cell table:style-name="ce50" table:formula="of:=SUM([.B73:.M73])"/>
          <table:table-cell table:style-name="ce51" table:formula="of:=[.N7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edicine/Drugs</text:p>
          </table:table-cell>
          <table:table-cell table:number-columns-repeated="12" table:style-name="ce28"/>
          <table:table-cell table:style-name="ce53" table:formula="of:=SUM([.B74:.M74])"/>
          <table:table-cell table:style-name="ce36" table:formula="of:=[.N7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Health Club Dues</text:p>
          </table:table-cell>
          <table:table-cell table:number-columns-repeated="12" table:style-name="ce28"/>
          <table:table-cell table:style-name="ce53" table:formula="of:=SUM([.B75:.M75])"/>
          <table:table-cell table:style-name="ce36" table:formula="of:=[.N7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Emergency</text:p>
          </table:table-cell>
          <table:table-cell table:number-columns-repeated="12" table:style-name="ce28"/>
          <table:table-cell table:style-name="ce53" table:formula="of:=SUM([.B76:.M76])"/>
          <table:table-cell table:style-name="ce36" table:formula="of:=[.N76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77:.M77])"/>
          <table:table-cell table:style-name="ce56" table:formula="of:=[.N77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72]"/>
          <table:table-cell table:style-name="ce63" table:formula="of:=SUM([.B73:.B77])"/>
          <table:table-cell table:style-name="ce63" table:formula="of:=SUM([.C73:.C77])"/>
          <table:table-cell table:style-name="ce63" table:formula="of:=SUM([.D73:.D77])"/>
          <table:table-cell table:style-name="ce63" table:formula="of:=SUM([.E73:.E77])"/>
          <table:table-cell table:style-name="ce63" table:formula="of:=SUM([.F73:.F77])"/>
          <table:table-cell table:style-name="ce63" table:formula="of:=SUM([.G73:.G77])"/>
          <table:table-cell table:style-name="ce63" table:formula="of:=SUM([.H73:.H77])"/>
          <table:table-cell table:style-name="ce63" table:formula="of:=SUM([.I73:.I77])"/>
          <table:table-cell table:style-name="ce63" table:formula="of:=SUM([.J73:.J77])"/>
          <table:table-cell table:style-name="ce63" table:formula="of:=SUM([.K73:.K77])"/>
          <table:table-cell table:style-name="ce63" table:formula="of:=SUM([.L73:.L77])"/>
          <table:table-cell table:style-name="ce63" table:formula="of:=SUM([.M73:.M77])"/>
          <table:table-cell table:style-name="ce63" table:formula="of:=SUM([.B78:.M78])"/>
          <table:table-cell table:style-name="ce63" table:formula="of:=[.N78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INSURANCE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Auto</text:p>
          </table:table-cell>
          <table:table-cell table:number-columns-repeated="12" table:style-name="ce28"/>
          <table:table-cell table:style-name="ce50" table:formula="of:=SUM([.B81:.M81])"/>
          <table:table-cell table:style-name="ce51" table:formula="of:=[.N81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Health</text:p>
          </table:table-cell>
          <table:table-cell table:number-columns-repeated="12" table:style-name="ce28"/>
          <table:table-cell table:style-name="ce53" table:formula="of:=SUM([.B82:.M82])"/>
          <table:table-cell table:style-name="ce36" table:formula="of:=[.N8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Home/Rental</text:p>
          </table:table-cell>
          <table:table-cell table:number-columns-repeated="12" table:style-name="ce28"/>
          <table:table-cell table:style-name="ce53" table:formula="of:=SUM([.B83:.M83])"/>
          <table:table-cell table:style-name="ce36" table:formula="of:=[.N8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Life</text:p>
          </table:table-cell>
          <table:table-cell table:number-columns-repeated="12" table:style-name="ce28"/>
          <table:table-cell table:style-name="ce53" table:formula="of:=SUM([.B84:.M84])"/>
          <table:table-cell table:style-name="ce36" table:formula="of:=[.N84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85:.M85])"/>
          <table:table-cell table:style-name="ce56" table:formula="of:=[.N85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80]"/>
          <table:table-cell table:style-name="ce63" table:formula="of:=SUM([.B81:.B85])"/>
          <table:table-cell table:style-name="ce63" table:formula="of:=SUM([.C81:.C85])"/>
          <table:table-cell table:style-name="ce63" table:formula="of:=SUM([.D81:.D85])"/>
          <table:table-cell table:style-name="ce63" table:formula="of:=SUM([.E81:.E85])"/>
          <table:table-cell table:style-name="ce63" table:formula="of:=SUM([.F81:.F85])"/>
          <table:table-cell table:style-name="ce63" table:formula="of:=SUM([.G81:.G85])"/>
          <table:table-cell table:style-name="ce63" table:formula="of:=SUM([.H81:.H85])"/>
          <table:table-cell table:style-name="ce63" table:formula="of:=SUM([.I81:.I85])"/>
          <table:table-cell table:style-name="ce63" table:formula="of:=SUM([.J81:.J85])"/>
          <table:table-cell table:style-name="ce63" table:formula="of:=SUM([.K81:.K85])"/>
          <table:table-cell table:style-name="ce63" table:formula="of:=SUM([.L81:.L85])"/>
          <table:table-cell table:style-name="ce63" table:formula="of:=SUM([.M81:.M85])"/>
          <table:table-cell table:style-name="ce63" table:formula="of:=SUM([.B86:.M86])"/>
          <table:table-cell table:style-name="ce63" table:formula="of:=[.N86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EDUCATION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Tuition</text:p>
          </table:table-cell>
          <table:table-cell table:number-columns-repeated="12" table:style-name="ce28"/>
          <table:table-cell table:style-name="ce50" table:formula="of:=SUM([.B89:.M89])"/>
          <table:table-cell table:style-name="ce51" table:formula="of:=[.N89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Books</text:p>
          </table:table-cell>
          <table:table-cell table:number-columns-repeated="12" table:style-name="ce28"/>
          <table:table-cell table:style-name="ce53" table:formula="of:=SUM([.B90:.M90])"/>
          <table:table-cell table:style-name="ce36" table:formula="of:=[.N90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usic Lessons</text:p>
          </table:table-cell>
          <table:table-cell table:number-columns-repeated="12" table:style-name="ce28"/>
          <table:table-cell table:style-name="ce53" table:formula="of:=SUM([.B91:.M91])"/>
          <table:table-cell table:style-name="ce36" table:formula="of:=[.N91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92:.M92])"/>
          <table:table-cell table:style-name="ce56" table:formula="of:=[.N92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88]"/>
          <table:table-cell table:style-name="ce63" table:formula="of:=SUM([.B89:.B92])"/>
          <table:table-cell table:style-name="ce63" table:formula="of:=SUM([.C89:.C92])"/>
          <table:table-cell table:style-name="ce63" table:formula="of:=SUM([.D89:.D92])"/>
          <table:table-cell table:style-name="ce63" table:formula="of:=SUM([.E89:.E92])"/>
          <table:table-cell table:style-name="ce63" table:formula="of:=SUM([.F89:.F92])"/>
          <table:table-cell table:style-name="ce63" table:formula="of:=SUM([.G89:.G92])"/>
          <table:table-cell table:style-name="ce63" table:formula="of:=SUM([.H89:.H92])"/>
          <table:table-cell table:style-name="ce63" table:formula="of:=SUM([.I89:.I92])"/>
          <table:table-cell table:style-name="ce63" table:formula="of:=SUM([.J89:.J92])"/>
          <table:table-cell table:style-name="ce63" table:formula="of:=SUM([.K89:.K92])"/>
          <table:table-cell table:style-name="ce63" table:formula="of:=SUM([.L89:.L92])"/>
          <table:table-cell table:style-name="ce63" table:formula="of:=SUM([.M89:.M92])"/>
          <table:table-cell table:style-name="ce63" table:formula="of:=SUM([.B93:.M93])"/>
          <table:table-cell table:style-name="ce63" table:formula="of:=[.N93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CHARITY/GIFT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Gifts Given</text:p>
          </table:table-cell>
          <table:table-cell table:number-columns-repeated="12" table:style-name="ce28"/>
          <table:table-cell table:style-name="ce50" table:formula="of:=SUM([.B96:.M96])"/>
          <table:table-cell table:style-name="ce51" table:formula="of:=[.N9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haritable Donations</text:p>
          </table:table-cell>
          <table:table-cell table:number-columns-repeated="12" table:style-name="ce28"/>
          <table:table-cell table:style-name="ce53" table:formula="of:=SUM([.B97:.M97])"/>
          <table:table-cell table:style-name="ce36" table:formula="of:=[.N9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ligious Donations</text:p>
          </table:table-cell>
          <table:table-cell table:number-columns-repeated="12" table:style-name="ce28"/>
          <table:table-cell table:style-name="ce53" table:formula="of:=SUM([.B98:.M98])"/>
          <table:table-cell table:style-name="ce36" table:formula="of:=[.N98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99:.M99])"/>
          <table:table-cell table:style-name="ce56" table:formula="of:=[.N99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95]"/>
          <table:table-cell table:style-name="ce63" table:formula="of:=SUM([.B96:.B99])"/>
          <table:table-cell table:style-name="ce63" table:formula="of:=SUM([.C96:.C99])"/>
          <table:table-cell table:style-name="ce63" table:formula="of:=SUM([.D96:.D99])"/>
          <table:table-cell table:style-name="ce63" table:formula="of:=SUM([.E96:.E99])"/>
          <table:table-cell table:style-name="ce63" table:formula="of:=SUM([.F96:.F99])"/>
          <table:table-cell table:style-name="ce63" table:formula="of:=SUM([.G96:.G99])"/>
          <table:table-cell table:style-name="ce63" table:formula="of:=SUM([.H96:.H99])"/>
          <table:table-cell table:style-name="ce63" table:formula="of:=SUM([.I96:.I99])"/>
          <table:table-cell table:style-name="ce63" table:formula="of:=SUM([.J96:.J99])"/>
          <table:table-cell table:style-name="ce63" table:formula="of:=SUM([.K96:.K99])"/>
          <table:table-cell table:style-name="ce63" table:formula="of:=SUM([.L96:.L99])"/>
          <table:table-cell table:style-name="ce63" table:formula="of:=SUM([.M96:.M99])"/>
          <table:table-cell table:style-name="ce63" table:formula="of:=SUM([.B100:.M100])"/>
          <table:table-cell table:style-name="ce63" table:formula="of:=[.N100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SAVING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Emergency Fund</text:p>
          </table:table-cell>
          <table:table-cell table:number-columns-repeated="12" table:style-name="ce28"/>
          <table:table-cell table:style-name="ce50" table:formula="of:=SUM([.B103:.M103])"/>
          <table:table-cell table:style-name="ce51" table:formula="of:=[.N10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Transfer to Savings</text:p>
          </table:table-cell>
          <table:table-cell table:number-columns-repeated="12" table:style-name="ce28"/>
          <table:table-cell table:style-name="ce53" table:formula="of:=SUM([.B104:.M104])"/>
          <table:table-cell table:style-name="ce36" table:formula="of:=[.N10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tirement (401k, IRA)</text:p>
          </table:table-cell>
          <table:table-cell table:number-columns-repeated="12" table:style-name="ce28"/>
          <table:table-cell table:style-name="ce53" table:formula="of:=SUM([.B105:.M105])"/>
          <table:table-cell table:style-name="ce36" table:formula="of:=[.N10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Investments</text:p>
          </table:table-cell>
          <table:table-cell table:number-columns-repeated="12" table:style-name="ce28"/>
          <table:table-cell table:style-name="ce53" table:formula="of:=SUM([.B106:.M106])"/>
          <table:table-cell table:style-name="ce36" table:formula="of:=[.N10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ollege</text:p>
          </table:table-cell>
          <table:table-cell table:number-columns-repeated="12" table:style-name="ce28"/>
          <table:table-cell table:style-name="ce53" table:formula="of:=SUM([.B107:.M107])"/>
          <table:table-cell table:style-name="ce36" table:formula="of:=[.N107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08:.M108])"/>
          <table:table-cell table:style-name="ce56" table:formula="of:=[.N108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02]"/>
          <table:table-cell table:style-name="ce63" table:formula="of:=SUM([.B103:.B108])"/>
          <table:table-cell table:style-name="ce63" table:formula="of:=SUM([.C103:.C108])"/>
          <table:table-cell table:style-name="ce63" table:formula="of:=SUM([.D103:.D108])"/>
          <table:table-cell table:style-name="ce63" table:formula="of:=SUM([.E103:.E108])"/>
          <table:table-cell table:style-name="ce63" table:formula="of:=SUM([.F103:.F108])"/>
          <table:table-cell table:style-name="ce63" table:formula="of:=SUM([.G103:.G108])"/>
          <table:table-cell table:style-name="ce63" table:formula="of:=SUM([.H103:.H108])"/>
          <table:table-cell table:style-name="ce63" table:formula="of:=SUM([.I103:.I108])"/>
          <table:table-cell table:style-name="ce63" table:formula="of:=SUM([.J103:.J108])"/>
          <table:table-cell table:style-name="ce63" table:formula="of:=SUM([.K103:.K108])"/>
          <table:table-cell table:style-name="ce63" table:formula="of:=SUM([.L103:.L108])"/>
          <table:table-cell table:style-name="ce63" table:formula="of:=SUM([.M103:.M108])"/>
          <table:table-cell table:style-name="ce63" table:formula="of:=SUM([.B109:.M109])"/>
          <table:table-cell table:style-name="ce63" table:formula="of:=[.N109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OBLIGATION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Student Loan</text:p>
          </table:table-cell>
          <table:table-cell table:number-columns-repeated="12" table:style-name="ce28"/>
          <table:table-cell table:style-name="ce50" table:formula="of:=SUM([.B112:.M112])"/>
          <table:table-cell table:style-name="ce51" table:formula="of:=[.N11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 Loan</text:p>
          </table:table-cell>
          <table:table-cell table:number-columns-repeated="12" table:style-name="ce28"/>
          <table:table-cell table:style-name="ce53" table:formula="of:=SUM([.B113:.M113])"/>
          <table:table-cell table:style-name="ce36" table:formula="of:=[.N11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redit Card #1</text:p>
          </table:table-cell>
          <table:table-cell table:number-columns-repeated="12" table:style-name="ce28"/>
          <table:table-cell table:style-name="ce53" table:formula="of:=SUM([.B114:.M114])"/>
          <table:table-cell table:style-name="ce36" table:formula="of:=[.N11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redit Card #2</text:p>
          </table:table-cell>
          <table:table-cell table:number-columns-repeated="12" table:style-name="ce28"/>
          <table:table-cell table:style-name="ce53" table:formula="of:=SUM([.B115:.M115])"/>
          <table:table-cell table:style-name="ce36" table:formula="of:=[.N11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redit Card #3</text:p>
          </table:table-cell>
          <table:table-cell table:number-columns-repeated="12" table:style-name="ce28"/>
          <table:table-cell table:style-name="ce53" table:formula="of:=SUM([.B116:.M116])"/>
          <table:table-cell table:style-name="ce36" table:formula="of:=[.N11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Alimony/Child Support</text:p>
          </table:table-cell>
          <table:table-cell table:number-columns-repeated="12" table:style-name="ce28"/>
          <table:table-cell table:style-name="ce53" table:formula="of:=SUM([.B117:.M117])"/>
          <table:table-cell table:style-name="ce36" table:formula="of:=[.N11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Federal Taxes</text:p>
          </table:table-cell>
          <table:table-cell table:number-columns-repeated="12" table:style-name="ce28"/>
          <table:table-cell table:style-name="ce53" table:formula="of:=SUM([.B118:.M118])"/>
          <table:table-cell table:style-name="ce36" table:formula="of:=[.N11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tate/Local Taxes</text:p>
          </table:table-cell>
          <table:table-cell table:number-columns-repeated="12" table:style-name="ce28"/>
          <table:table-cell table:style-name="ce53" table:formula="of:=SUM([.B119:.M119])"/>
          <table:table-cell table:style-name="ce36" table:formula="of:=[.N119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Legal Fees</text:p>
          </table:table-cell>
          <table:table-cell table:number-columns-repeated="12" table:style-name="ce28"/>
          <table:table-cell table:style-name="ce53" table:formula="of:=SUM([.B120:.M120])"/>
          <table:table-cell table:style-name="ce36" table:formula="of:=[.N120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21:.M121])"/>
          <table:table-cell table:style-name="ce56" table:formula="of:=[.N121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11]"/>
          <table:table-cell table:style-name="ce63" table:formula="of:=SUM([.B112:.B121])"/>
          <table:table-cell table:style-name="ce63" table:formula="of:=SUM([.C112:.C121])"/>
          <table:table-cell table:style-name="ce63" table:formula="of:=SUM([.D112:.D121])"/>
          <table:table-cell table:style-name="ce63" table:formula="of:=SUM([.E112:.E121])"/>
          <table:table-cell table:style-name="ce63" table:formula="of:=SUM([.F112:.F121])"/>
          <table:table-cell table:style-name="ce63" table:formula="of:=SUM([.G112:.G121])"/>
          <table:table-cell table:style-name="ce63" table:formula="of:=SUM([.H112:.H121])"/>
          <table:table-cell table:style-name="ce63" table:formula="of:=SUM([.I112:.I121])"/>
          <table:table-cell table:style-name="ce63" table:formula="of:=SUM([.J112:.J121])"/>
          <table:table-cell table:style-name="ce63" table:formula="of:=SUM([.K112:.K121])"/>
          <table:table-cell table:style-name="ce63" table:formula="of:=SUM([.L112:.L121])"/>
          <table:table-cell table:style-name="ce63" table:formula="of:=SUM([.M112:.M121])"/>
          <table:table-cell table:style-name="ce63" table:formula="of:=SUM([.B122:.M122])"/>
          <table:table-cell table:style-name="ce63" table:formula="of:=[.N122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BUSINESS EXPENSE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Deductible Expenses</text:p>
          </table:table-cell>
          <table:table-cell table:number-columns-repeated="12" table:style-name="ce28"/>
          <table:table-cell table:style-name="ce50" table:formula="of:=SUM([.B125:.M125])"/>
          <table:table-cell table:style-name="ce51" table:formula="of:=[.N12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Non-Deductible Expenses</text:p>
          </table:table-cell>
          <table:table-cell table:number-columns-repeated="12" table:style-name="ce28"/>
          <table:table-cell table:style-name="ce53" table:formula="of:=SUM([.B126:.M126])"/>
          <table:table-cell table:style-name="ce36" table:formula="of:=[.N12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</text:p>
          </table:table-cell>
          <table:table-cell table:number-columns-repeated="12" table:style-name="ce28"/>
          <table:table-cell table:style-name="ce53" table:formula="of:=SUM([.B127:.M127])"/>
          <table:table-cell table:style-name="ce36" table:formula="of:=[.N127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28:.M128])"/>
          <table:table-cell table:style-name="ce56" table:formula="of:=[.N128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24]"/>
          <table:table-cell table:style-name="ce63" table:formula="of:=SUM([.B125:.B128])"/>
          <table:table-cell table:style-name="ce63" table:formula="of:=SUM([.C125:.C128])"/>
          <table:table-cell table:style-name="ce63" table:formula="of:=SUM([.D125:.D128])"/>
          <table:table-cell table:style-name="ce63" table:formula="of:=SUM([.E125:.E128])"/>
          <table:table-cell table:style-name="ce63" table:formula="of:=SUM([.F125:.F128])"/>
          <table:table-cell table:style-name="ce63" table:formula="of:=SUM([.G125:.G128])"/>
          <table:table-cell table:style-name="ce63" table:formula="of:=SUM([.H125:.H128])"/>
          <table:table-cell table:style-name="ce63" table:formula="of:=SUM([.I125:.I128])"/>
          <table:table-cell table:style-name="ce63" table:formula="of:=SUM([.J125:.J128])"/>
          <table:table-cell table:style-name="ce63" table:formula="of:=SUM([.K125:.K128])"/>
          <table:table-cell table:style-name="ce63" table:formula="of:=SUM([.L125:.L128])"/>
          <table:table-cell table:style-name="ce63" table:formula="of:=SUM([.M125:.M128])"/>
          <table:table-cell table:style-name="ce63" table:formula="of:=SUM([.B129:.M129])"/>
          <table:table-cell table:style-name="ce63" table:formula="of:=[.N129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ENTERTAINMENT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Videos/DVDs</text:p>
          </table:table-cell>
          <table:table-cell table:number-columns-repeated="12" table:style-name="ce28"/>
          <table:table-cell table:style-name="ce50" table:formula="of:=SUM([.B132:.M132])"/>
          <table:table-cell table:style-name="ce51" table:formula="of:=[.N13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usic</text:p>
          </table:table-cell>
          <table:table-cell table:number-columns-repeated="12" table:style-name="ce28"/>
          <table:table-cell table:style-name="ce53" table:formula="of:=SUM([.B133:.M133])"/>
          <table:table-cell table:style-name="ce36" table:formula="of:=[.N13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Games</text:p>
          </table:table-cell>
          <table:table-cell table:number-columns-repeated="12" table:style-name="ce28"/>
          <table:table-cell table:style-name="ce53" table:formula="of:=SUM([.B134:.M134])"/>
          <table:table-cell table:style-name="ce36" table:formula="of:=[.N13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ntals</text:p>
          </table:table-cell>
          <table:table-cell table:number-columns-repeated="12" table:style-name="ce28"/>
          <table:table-cell table:style-name="ce53" table:formula="of:=SUM([.B135:.M135])"/>
          <table:table-cell table:style-name="ce36" table:formula="of:=[.N13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ovies/Theater</text:p>
          </table:table-cell>
          <table:table-cell table:number-columns-repeated="12" table:style-name="ce28"/>
          <table:table-cell table:style-name="ce53" table:formula="of:=SUM([.B136:.M136])"/>
          <table:table-cell table:style-name="ce36" table:formula="of:=[.N13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oncerts/Plays</text:p>
          </table:table-cell>
          <table:table-cell table:number-columns-repeated="12" table:style-name="ce28"/>
          <table:table-cell table:style-name="ce53" table:formula="of:=SUM([.B137:.M137])"/>
          <table:table-cell table:style-name="ce36" table:formula="of:=[.N13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Books</text:p>
          </table:table-cell>
          <table:table-cell table:number-columns-repeated="12" table:style-name="ce28"/>
          <table:table-cell table:style-name="ce53" table:formula="of:=SUM([.B138:.M138])"/>
          <table:table-cell table:style-name="ce36" table:formula="of:=[.N13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Hobbies</text:p>
          </table:table-cell>
          <table:table-cell table:number-columns-repeated="12" table:style-name="ce28"/>
          <table:table-cell table:style-name="ce53" table:formula="of:=SUM([.B139:.M139])"/>
          <table:table-cell table:style-name="ce36" table:formula="of:=[.N139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Film/Photos</text:p>
          </table:table-cell>
          <table:table-cell table:number-columns-repeated="12" table:style-name="ce28"/>
          <table:table-cell table:style-name="ce53" table:formula="of:=SUM([.B140:.M140])"/>
          <table:table-cell table:style-name="ce36" table:formula="of:=[.N140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Sports</text:p>
          </table:table-cell>
          <table:table-cell table:number-columns-repeated="12" table:style-name="ce28"/>
          <table:table-cell table:style-name="ce53" table:formula="of:=SUM([.B141:.M141])"/>
          <table:table-cell table:style-name="ce36" table:formula="of:=[.N141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utdoor Recreation</text:p>
          </table:table-cell>
          <table:table-cell table:number-columns-repeated="12" table:style-name="ce28"/>
          <table:table-cell table:style-name="ce53" table:formula="of:=SUM([.B142:.M142])"/>
          <table:table-cell table:style-name="ce36" table:formula="of:=[.N14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Toys/Gadgets</text:p>
          </table:table-cell>
          <table:table-cell table:number-columns-repeated="12" table:style-name="ce28"/>
          <table:table-cell table:style-name="ce53" table:formula="of:=SUM([.B143:.M143])"/>
          <table:table-cell table:style-name="ce36" table:formula="of:=[.N143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44:.M144])"/>
          <table:table-cell table:style-name="ce56" table:formula="of:=[.N144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31]"/>
          <table:table-cell table:style-name="ce63" table:formula="of:=SUM([.B132:.B144])"/>
          <table:table-cell table:style-name="ce63" table:formula="of:=SUM([.C132:.C144])"/>
          <table:table-cell table:style-name="ce63" table:formula="of:=SUM([.D132:.D144])"/>
          <table:table-cell table:style-name="ce63" table:formula="of:=SUM([.E132:.E144])"/>
          <table:table-cell table:style-name="ce63" table:formula="of:=SUM([.F132:.F144])"/>
          <table:table-cell table:style-name="ce63" table:formula="of:=SUM([.G132:.G144])"/>
          <table:table-cell table:style-name="ce63" table:formula="of:=SUM([.H132:.H144])"/>
          <table:table-cell table:style-name="ce63" table:formula="of:=SUM([.I132:.I144])"/>
          <table:table-cell table:style-name="ce63" table:formula="of:=SUM([.J132:.J144])"/>
          <table:table-cell table:style-name="ce63" table:formula="of:=SUM([.K132:.K144])"/>
          <table:table-cell table:style-name="ce63" table:formula="of:=SUM([.L132:.L144])"/>
          <table:table-cell table:style-name="ce63" table:formula="of:=SUM([.M132:.M144])"/>
          <table:table-cell table:style-name="ce63" table:formula="of:=SUM([.B145:.M145])"/>
          <table:table-cell table:style-name="ce63" table:formula="of:=[.N145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PET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Food</text:p>
          </table:table-cell>
          <table:table-cell table:number-columns-repeated="12" table:style-name="ce28"/>
          <table:table-cell table:style-name="ce50" table:formula="of:=SUM([.B148:.M148])"/>
          <table:table-cell table:style-name="ce51" table:formula="of:=[.N148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edical</text:p>
          </table:table-cell>
          <table:table-cell table:number-columns-repeated="12" table:style-name="ce28"/>
          <table:table-cell table:style-name="ce53" table:formula="of:=SUM([.B149:.M149])"/>
          <table:table-cell table:style-name="ce36" table:formula="of:=[.N149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Toys/Supplies</text:p>
          </table:table-cell>
          <table:table-cell table:number-columns-repeated="12" table:style-name="ce28"/>
          <table:table-cell table:style-name="ce53" table:formula="of:=SUM([.B150:.M150])"/>
          <table:table-cell table:style-name="ce36" table:formula="of:=[.N150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51:.M151])"/>
          <table:table-cell table:style-name="ce56" table:formula="of:=[.N151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47]"/>
          <table:table-cell table:style-name="ce63" table:formula="of:=SUM([.B148:.B151])"/>
          <table:table-cell table:style-name="ce63" table:formula="of:=SUM([.C148:.C151])"/>
          <table:table-cell table:style-name="ce63" table:formula="of:=SUM([.D148:.D151])"/>
          <table:table-cell table:style-name="ce63" table:formula="of:=SUM([.E148:.E151])"/>
          <table:table-cell table:style-name="ce63" table:formula="of:=SUM([.F148:.F151])"/>
          <table:table-cell table:style-name="ce63" table:formula="of:=SUM([.G148:.G151])"/>
          <table:table-cell table:style-name="ce63" table:formula="of:=SUM([.H148:.H151])"/>
          <table:table-cell table:style-name="ce63" table:formula="of:=SUM([.I148:.I151])"/>
          <table:table-cell table:style-name="ce63" table:formula="of:=SUM([.J148:.J151])"/>
          <table:table-cell table:style-name="ce63" table:formula="of:=SUM([.K148:.K151])"/>
          <table:table-cell table:style-name="ce63" table:formula="of:=SUM([.L148:.L151])"/>
          <table:table-cell table:style-name="ce63" table:formula="of:=SUM([.M148:.M151])"/>
          <table:table-cell table:style-name="ce63" table:formula="of:=SUM([.B152:.M152])"/>
          <table:table-cell table:style-name="ce63" table:formula="of:=[.N152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SUBSCRIPTION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Newspaper</text:p>
          </table:table-cell>
          <table:table-cell table:number-columns-repeated="12" table:style-name="ce28"/>
          <table:table-cell table:style-name="ce50" table:formula="of:=SUM([.B155:.M155])"/>
          <table:table-cell table:style-name="ce51" table:formula="of:=[.N15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Magazines</text:p>
          </table:table-cell>
          <table:table-cell table:number-columns-repeated="12" table:style-name="ce28"/>
          <table:table-cell table:style-name="ce53" table:formula="of:=SUM([.B156:.M156])"/>
          <table:table-cell table:style-name="ce36" table:formula="of:=[.N15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Dues</text:p>
          </table:table-cell>
          <table:table-cell table:number-columns-repeated="12" table:style-name="ce28"/>
          <table:table-cell table:style-name="ce53" table:formula="of:=SUM([.B157:.M157])"/>
          <table:table-cell table:style-name="ce36" table:formula="of:=[.N157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Club Memberships</text:p>
          </table:table-cell>
          <table:table-cell table:number-columns-repeated="12" table:style-name="ce28"/>
          <table:table-cell table:style-name="ce53" table:formula="of:=SUM([.B158:.M158])"/>
          <table:table-cell table:style-name="ce36" table:formula="of:=[.N158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59:.M159])"/>
          <table:table-cell table:style-name="ce56" table:formula="of:=[.N159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54]"/>
          <table:table-cell table:style-name="ce63" table:formula="of:=SUM([.B155:.B159])"/>
          <table:table-cell table:style-name="ce63" table:formula="of:=SUM([.C155:.C159])"/>
          <table:table-cell table:style-name="ce63" table:formula="of:=SUM([.D155:.D159])"/>
          <table:table-cell table:style-name="ce63" table:formula="of:=SUM([.E155:.E159])"/>
          <table:table-cell table:style-name="ce63" table:formula="of:=SUM([.F155:.F159])"/>
          <table:table-cell table:style-name="ce63" table:formula="of:=SUM([.G155:.G159])"/>
          <table:table-cell table:style-name="ce63" table:formula="of:=SUM([.H155:.H159])"/>
          <table:table-cell table:style-name="ce63" table:formula="of:=SUM([.I155:.I159])"/>
          <table:table-cell table:style-name="ce63" table:formula="of:=SUM([.J155:.J159])"/>
          <table:table-cell table:style-name="ce63" table:formula="of:=SUM([.K155:.K159])"/>
          <table:table-cell table:style-name="ce63" table:formula="of:=SUM([.L155:.L159])"/>
          <table:table-cell table:style-name="ce63" table:formula="of:=SUM([.M155:.M159])"/>
          <table:table-cell table:style-name="ce63" table:formula="of:=SUM([.B160:.M160])"/>
          <table:table-cell table:style-name="ce63" table:formula="of:=[.N160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VACATION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Travel</text:p>
          </table:table-cell>
          <table:table-cell table:number-columns-repeated="12" table:style-name="ce28"/>
          <table:table-cell table:style-name="ce50" table:formula="of:=SUM([.B163:.M163])"/>
          <table:table-cell table:style-name="ce51" table:formula="of:=[.N16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Lodging</text:p>
          </table:table-cell>
          <table:table-cell table:number-columns-repeated="12" table:style-name="ce28"/>
          <table:table-cell table:style-name="ce53" table:formula="of:=SUM([.B164:.M164])"/>
          <table:table-cell table:style-name="ce36" table:formula="of:=[.N16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Food</text:p>
          </table:table-cell>
          <table:table-cell table:number-columns-repeated="12" table:style-name="ce28"/>
          <table:table-cell table:style-name="ce53" table:formula="of:=SUM([.B165:.M165])"/>
          <table:table-cell table:style-name="ce36" table:formula="of:=[.N165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Rental Car</text:p>
          </table:table-cell>
          <table:table-cell table:number-columns-repeated="12" table:style-name="ce28"/>
          <table:table-cell table:style-name="ce53" table:formula="of:=SUM([.B166:.M166])"/>
          <table:table-cell table:style-name="ce36" table:formula="of:=[.N166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Entertainment</text:p>
          </table:table-cell>
          <table:table-cell table:number-columns-repeated="12" table:style-name="ce28"/>
          <table:table-cell table:style-name="ce53" table:formula="of:=SUM([.B167:.M167])"/>
          <table:table-cell table:style-name="ce36" table:formula="of:=[.N167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68:.M168])"/>
          <table:table-cell table:style-name="ce56" table:formula="of:=[.N168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62]"/>
          <table:table-cell table:style-name="ce63" table:formula="of:=SUM([.B163:.B168])"/>
          <table:table-cell table:style-name="ce63" table:formula="of:=SUM([.C163:.C168])"/>
          <table:table-cell table:style-name="ce63" table:formula="of:=SUM([.D163:.D168])"/>
          <table:table-cell table:style-name="ce63" table:formula="of:=SUM([.E163:.E168])"/>
          <table:table-cell table:style-name="ce63" table:formula="of:=SUM([.F163:.F168])"/>
          <table:table-cell table:style-name="ce63" table:formula="of:=SUM([.G163:.G168])"/>
          <table:table-cell table:style-name="ce63" table:formula="of:=SUM([.H163:.H168])"/>
          <table:table-cell table:style-name="ce63" table:formula="of:=SUM([.I163:.I168])"/>
          <table:table-cell table:style-name="ce63" table:formula="of:=SUM([.J163:.J168])"/>
          <table:table-cell table:style-name="ce63" table:formula="of:=SUM([.K163:.K168])"/>
          <table:table-cell table:style-name="ce63" table:formula="of:=SUM([.L163:.L168])"/>
          <table:table-cell table:style-name="ce63" table:formula="of:=SUM([.M163:.M168])"/>
          <table:table-cell table:style-name="ce63" table:formula="of:=SUM([.B169:.M169])"/>
          <table:table-cell table:style-name="ce63" table:formula="of:=[.N169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59"/>
          <table:table-cell table:style-name="ce23"/>
          <table:table-cell table:number-columns-repeated="1008"/>
        </table:table-row>
        <table:table-row table:style-name="ro2">
          <table:table-cell table:style-name="ce60" office:value-type="string">
            <text:p>MISCELLANEOUS</text:p>
          </table:table-cell>
          <table:table-cell table:number-columns-repeated="14" table:style-name="ce61"/>
          <table:table-cell table:style-name="ce23"/>
          <table:table-cell table:number-columns-repeated="1008"/>
        </table:table-row>
        <table:table-row table:style-name="ro2">
          <table:table-cell table:style-name="ce49" office:value-type="string">
            <text:p>Bank Fees</text:p>
          </table:table-cell>
          <table:table-cell table:number-columns-repeated="12" table:style-name="ce28"/>
          <table:table-cell table:style-name="ce50" table:formula="of:=SUM([.B172:.M172])"/>
          <table:table-cell table:style-name="ce51" table:formula="of:=[.N172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Postage</text:p>
          </table:table-cell>
          <table:table-cell table:number-columns-repeated="12" table:style-name="ce28"/>
          <table:table-cell table:style-name="ce53" table:formula="of:=SUM([.B173:.M173])"/>
          <table:table-cell table:style-name="ce36" table:formula="of:=[.N173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</text:p>
          </table:table-cell>
          <table:table-cell table:number-columns-repeated="12" table:style-name="ce28"/>
          <table:table-cell table:style-name="ce53" table:formula="of:=SUM([.B174:.M174])"/>
          <table:table-cell table:style-name="ce36" table:formula="of:=[.N174]/12.0"/>
          <table:table-cell table:style-name="ce23"/>
          <table:table-cell table:number-columns-repeated="1008"/>
        </table:table-row>
        <table:table-row table:style-name="ro2">
          <table:table-cell table:style-name="ce52" office:value-type="string">
            <text:p>Other</text:p>
          </table:table-cell>
          <table:table-cell table:number-columns-repeated="12" table:style-name="ce28"/>
          <table:table-cell table:style-name="ce53" table:formula="of:=SUM([.B175:.M175])"/>
          <table:table-cell table:style-name="ce36" table:formula="of:=[.N175]/12.0"/>
          <table:table-cell table:style-name="ce23"/>
          <table:table-cell table:number-columns-repeated="1008"/>
        </table:table-row>
        <table:table-row table:style-name="ro2">
          <table:table-cell table:style-name="ce54" office:value-type="string">
            <text:p>Other</text:p>
          </table:table-cell>
          <table:table-cell table:number-columns-repeated="12" table:style-name="ce28"/>
          <table:table-cell table:style-name="ce55" table:formula="of:=SUM([.B176:.M176])"/>
          <table:table-cell table:style-name="ce56" table:formula="of:=[.N176]/12.0"/>
          <table:table-cell table:style-name="ce23"/>
          <table:table-cell table:number-columns-repeated="1008"/>
        </table:table-row>
        <table:table-row table:style-name="ro2">
          <table:table-cell table:style-name="ce62" table:formula="of:=&quot;Total &quot;&amp;[.A171]"/>
          <table:table-cell table:style-name="ce63" table:formula="of:=SUM([.B172:.B176])"/>
          <table:table-cell table:style-name="ce63" table:formula="of:=SUM([.C172:.C176])"/>
          <table:table-cell table:style-name="ce63" table:formula="of:=SUM([.D172:.D176])"/>
          <table:table-cell table:style-name="ce63" table:formula="of:=SUM([.E172:.E176])"/>
          <table:table-cell table:style-name="ce63" table:formula="of:=SUM([.F172:.F176])"/>
          <table:table-cell table:style-name="ce63" table:formula="of:=SUM([.G172:.G176])"/>
          <table:table-cell table:style-name="ce63" table:formula="of:=SUM([.H172:.H176])"/>
          <table:table-cell table:style-name="ce63" table:formula="of:=SUM([.I172:.I176])"/>
          <table:table-cell table:style-name="ce63" table:formula="of:=SUM([.J172:.J176])"/>
          <table:table-cell table:style-name="ce63" table:formula="of:=SUM([.K172:.K176])"/>
          <table:table-cell table:style-name="ce63" table:formula="of:=SUM([.L172:.L176])"/>
          <table:table-cell table:style-name="ce63" table:formula="of:=SUM([.M172:.M176])"/>
          <table:table-cell table:style-name="ce63" table:formula="of:=SUM([.B177:.M177])"/>
          <table:table-cell table:style-name="ce63" table:formula="of:=[.N177]/12.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30"/>
          <table:table-cell table:style-name="ce23"/>
          <table:table-cell table:number-columns-repeated="1008"/>
        </table:table-row>
        <table:table-row table:style-name="ro2">
          <table:table-cell table:number-columns-repeated="15" table:style-name="ce23"/>
          <table:table-cell table:number-columns-repeated="1009"/>
        </table:table-row>
        <table:table-row table:style-name="ro0" table:number-rows-repeated="1048397">
          <table:table-cell table:number-columns-repeated="1024"/>
        </table:table-row>
      </table:table>
      <table:table table:name="Help" table:style-name="ta0">
        <table:table-column table:style-name="co2" table:default-cell-style-name="Default"/>
        <table:table-column table:style-name="co5" table:default-cell-style-name="Default" table:number-columns-repeated="8"/>
        <table:table-column table:style-name="co4" table:default-cell-style-name="Default"/>
        <table:table-column table:style-name="co0" table:default-cell-style-name="Default" table:number-columns-repeated="1014"/>
        <table:table-row table:style-name="ro4">
          <table:table-cell table:style-name="ce64" table:number-columns-spanned="9" table:number-rows-spanned="1" office:value-type="string">
            <text:p>Instructions</text:p>
          </table:table-cell>
          <table:covered-table-cell table:number-columns-repeated="8" table:style-name="ce22"/>
          <table:table-cell table:style-name="ce23"/>
          <table:table-cell table:number-columns-repeated="1014"/>
        </table:table-row>
        <table:table-row table:style-name="ro2">
          <table:table-cell table:style-name="ce24" table:formula="of:=HYPERLINK(&quot;http://www.vertex42.com/Help/google-docs.html&quot;;&quot;Help&quot;)"/>
          <table:table-cell table:number-columns-repeated="8" table:style-name="ce65"/>
          <table:table-cell table:style-name="ce23"/>
          <table:table-cell table:number-columns-repeated="1014"/>
        </table:table-row>
        <table:table-row table:style-name="ro2">
          <table:table-cell table:style-name="ce66"/>
          <table:table-cell table:number-columns-repeated="8" table:style-name="ce67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This family budget planner is meant to help you create a budget for an entire year.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Doing this will help you make predictions about where you may stand financially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in the future. If you are moving, changing jobs, purchasing a home, or making other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major life changes, it is essential to plan for many months down the road.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number-columns-repeated="9" table:style-name="ce69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1. Edit/Create/Delete categories and subcategories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Use row operations, such as deleting or inserting an entire row.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The subtotal formulas are set up to allow this type of editing without messing up the 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formulas, but you should always insert a row ABOVE the last row in the group or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BELOW the first row, so that the formulas stretch to include the row you added.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2. Verify that all of the subtotal formulas are correctly summing the correct cells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3. Modify the month headings as needed, to start with a different month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4. Enter your starting balance at the top of the worksheet.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5. Fill in the income and expenses for the year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a. You can copy and paste cells as needed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For example, enter an average fuel cost in Jan, and copy it across through Dec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b. Include large lump payments in the months in which they will likely occur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or use the approach of averaging the cost across each month. When using the 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averaging approach, consider that your actual balance may not reflect the predicted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balance for the month. If you use the lump payment approach, it may be easier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to compare actual balances, but make sure you have enough saved.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c. Add cell comments as needed to help explain costs. For example, you might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70"/>
          <table:table-cell table:style-name="ce68" table:number-columns-spanned="8" table:number-rows-spanned="1" office:value-type="string">
            <text:p>    include the names of Birthdays in comments for the Gifts Given category</text:p>
          </table:table-cell>
          <table:covered-table-cell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42"/>
          <table:table-cell table:style-name="ce71" table:number-columns-spanned="8" table:number-rows-spanned="1"/>
          <table:covered-table-cell table:number-columns-repeated="7"/>
          <table:table-cell table:style-name="ce23"/>
          <table:table-cell table:number-columns-repeated="1014"/>
        </table:table-row>
        <table:table-row table:style-name="ro3">
          <table:table-cell table:style-name="ce72" table:number-columns-spanned="9" table:number-rows-spanned="1" office:value-type="string">
            <text:p>Updating the Balance Each Month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If your actual balance at the end of a month is substantially different than the projected balance,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you may want to overwrite the formula in the "Projected End Balance" with your actual balance,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68" table:number-columns-spanned="9" table:number-rows-spanned="1" office:value-type="string">
            <text:p>to update the projections for the rest of the year.</text:p>
          </table:table-cell>
          <table:covered-table-cell table:number-columns-repeated="8"/>
          <table:table-cell table:style-name="ce23"/>
          <table:table-cell table:number-columns-repeated="1014"/>
        </table:table-row>
        <table:table-row table:style-name="ro2">
          <table:table-cell table:number-columns-repeated="9" table:style-name="ce67"/>
          <table:table-cell table:style-name="ce23"/>
          <table:table-cell table:number-columns-repeated="1014"/>
        </table:table-row>
        <table:table-row table:style-name="ro2">
          <table:table-cell table:number-columns-repeated="9" table:style-name="ce23"/>
          <table:table-cell table:number-columns-repeated="1015"/>
        </table:table-row>
        <table:table-row table:style-name="ro0" table:number-rows-repeated="1048543">
          <table:table-cell table:number-columns-repeated="1024"/>
        </table:table-row>
      </table:table>
      <table:named-expressions>
        <table:named-range table:name="VALUEVX" table:base-cell-address="$Budget.$A$1" table:cell-range-address="$Budget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Trebuchet MS" svg:font-family="Trebuchet MS"/>
    <style:font-face style:name="arial,sans-serif" svg:font-family="arial,sans-serif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3">
      <number:number number:min-integer-digits="1" number:grouping="true" number:decimal-places="0"/>
    </number:number-style>
    <number:number-style style:name="N165P2">
      <number:number number:volatile="true" number:min-integer-digits="1" number:grouping="true" number:decimal-places="2"/>
    </number:number-style>
    <number:text-style style:name="N165">
      <number:text>(</number:text>
      <number:number number:min-integer-digits="1" number:grouping="true" number:decimal-places="2"/>
      <number:text>)</number:text>
      <style:map style:condition="value()&gt;=0" style:apply-style-name="N165P2"/>
    </number:text-style>
    <number:number-style style:name="N166P2">
      <number:text number:volatile="true">$</number:text>
      <number:number number:min-integer-digits="1" number:grouping="true" number:decimal-places="2"/>
    </number:number-style>
    <number:text-style style:name="N166">
      <number:text>$(</number:text>
      <number:number number:min-integer-digits="1" number:grouping="true" number:decimal-places="2"/>
      <number:text>)</number:text>
      <style:map style:condition="value()&gt;=0" style:apply-style-name="N166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